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3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951cm" fo:min-width="0cm"/>
    </style:style>
    <style:style style:name="gr4" style:family="graphic" style:parent-style-name="standard">
      <style:graphic-properties draw:stroke="none" draw:fill="none" fo:min-height="16.9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20.8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20.187cm"/>
    </style:style>
    <style:style style:name="pr1" style:family="presentation" style:parent-style-name="Default-title">
      <style:graphic-properties fo:min-height="20.15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05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541cm"/>
    </style:style>
    <style:style style:name="pr6" style:family="presentation" style:parent-style-name="Default-title">
      <style:graphic-properties fo:min-height="1.995cm"/>
    </style:style>
    <style:style style:name="pr7" style:family="presentation" style:parent-style-name="Default-title">
      <style:graphic-properties fo:min-height="1.895cm"/>
    </style:style>
    <style:style style:name="pr8" style:family="presentation" style:parent-style-name="Default-title">
      <style:graphic-properties fo:min-height="1.822cm"/>
    </style:style>
    <style:style style:name="P1" style:family="paragraph">
      <style:text-properties style:font-name="Century Schoolbook L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color="#006699" style:font-name="Century Schoolbook L" fo:font-size="40pt" style:font-size-asian="40pt" style:font-size-complex="40pt"/>
    </style:style>
    <style:style style:name="P4" style:family="paragraph">
      <style:text-properties fo:color="#006699" style:font-name="Century Schoolbook L" fo:font-size="32pt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style:font-name="Courier1"/>
    </style:style>
    <style:style style:name="T1" style:family="text">
      <style:text-properties fo:color="#006699" style:font-name="Century Schoolbook L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fo:font-size="28pt" style:font-size-asian="28pt" style:font-size-complex="28pt"/>
    </style:style>
    <style:style style:name="T4" style:family="text">
      <style:text-properties style:font-name="Courier1" fo:font-size="28pt" style:font-size-asian="28pt" style:font-size-complex="28pt"/>
    </style:style>
    <style:style style:name="T5" style:family="text">
      <style:text-properties style:font-name="Century Schoolbook L" fo:font-size="22pt" style:font-size-asian="22pt" style:font-size-complex="22pt"/>
    </style:style>
    <style:style style:name="T6" style:family="text">
      <style:text-properties fo:color="#006699" style:font-name="Century Schoolbook L" fo:font-size="40pt" style:font-size-asian="40pt" style:font-size-complex="40pt"/>
    </style:style>
    <style:style style:name="T7" style:family="text">
      <style:text-properties style:font-name="Courier2" fo:font-size="32pt" style:font-size-asian="32pt" style:font-size-complex="32pt"/>
    </style:style>
    <style:style style:name="T8" style:family="text">
      <style:text-properties style:font-name="Courier2" style:font-size-asian="32pt" style:font-size-complex="32pt"/>
    </style:style>
    <style:style style:name="T9" style:family="text">
      <style:text-properties fo:color="#006699" style:font-name="Century Schoolbook L" fo:font-size="32pt" style:font-size-asian="32pt" style:font-size-complex="32pt"/>
    </style:style>
    <style:style style:name="T10" style:family="text">
      <style:text-properties style:font-name="Courier2" fo:font-size="18pt" style:font-size-asian="18pt" style:font-size-complex="18pt"/>
    </style:style>
    <style:style style:name="T11" style:family="text">
      <style:text-properties style:font-name="Courier1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0.157cm" svg:x="1.4cm" svg:y="0.344cm" presentation:class="title" presentation:user-transformed="true">
          <draw:text-box>
            <text:p><text:span text:style-name="T1">HPC/LINUX</text:span><text:span text:style-name="T2"><text:line-break/></text:span><text:span text:style-name="T2"><text:line-break/></text:span><text:span text:style-name="T3">Some Commands</text:span><text:span text:style-name="T3"><text:line-break/></text:span><text:span text:style-name="T3">that were discussed during the workshop at Kashmir University</text:span><text:span text:style-name="T3"><text:line-break/></text:span><text:span text:style-name="T3"><text:line-break/></text:span><text:span text:style-name="T3">internal ip of KUHPC: 172.16.139.201</text:span><text:span text:style-name="T3"><text:line-break/></text:span><text:span text:style-name="T3">external ip of KUHPC: 45.249.235.183</text:span><text:span text:style-name="T3"><text:line-break/></text:span><text:span text:style-name="T3"> <text:s/></text:span><text:span text:style-name="T3"><text:line-break/></text:span><text:span text:style-name="T4">ssh -X </text:span><text:span text:style-name="T4"><text:a xlink:href="mailto:$USER@172.16.139.201" xlink:type="simple">$USER@172.16.139.201</text:a></text:span><text:span text:style-name="T3"><text:line-break/></text:span><text:span text:style-name="T3">or</text:span><text:span text:style-name="T3"><text:line-break/></text:span><text:span text:style-name="T4">ssh -X </text:span><text:span text:style-name="T4"><text:a xlink:href="mailto:$USER@45.249.235.183" xlink:type="simple">$USER@45.249.235.183</text:a></text:span><text:span text:style-name="T4"><text:line-break/></text:span><text:span text:style-name="T4">[</text:span><text:span text:style-name="T5">Replace $USER by your username to login to KUHPC as above]</text:span><text:span text:style-name="T3"><text:line-break/></text:span><text:span text:style-name="T3"><text:line-break/></text:span><text:span text:style-name="T3">22-24 May 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057cm" svg:x="1.4cm" svg:y="0.686cm" presentation:class="title" presentation:user-transformed="true">
          <draw:text-box>
            <text:p><text:span text:style-name="T6">GIT</text:span></text:p>
          </draw:text-box>
        </draw:frame>
        <draw:frame presentation:style-name="pr4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To download a git repository into your local machine (laptop, desktop etc)</text:p>
              </text:list-item>
              <text:list-item>
                <text:p>Type in your terminal of your laptop:</text:p>
                <text:p/>
                <text:p><text:span text:style-name="T7">term&gt; git clone $LINK_TO_REPOSITORY</text:span></text:p>
                <text:p/>
              </text:list-item>
              <text:list-item>
                <text:p>Example: Aseem’s git repo where codes etc developed during the workshop are publicly available:</text:p>
                <text:p/>
                <text:p><text:span text:style-name="T8"><text:s/></text:span><text:span text:style-name="T7">term&gt; git clone https://github.com/a-paranjape/hpctutorial.git</text:span></text:p>
                <text:p/>
              </text:list-item>
              <text:list-item>
                <text:p>To update the repository in your laptop, go to the directory that you got in the previous step and pull as:</text:p>
                <text:p/>
                <text:p><text:span text:style-name="T7">term&gt; cd hpctutorial</text:span></text:p>
                <text:p><text:span text:style-name="T7">term&gt; git pull --rebase</text:span></text:p>
                <text:p/>
              </text:list-item>
              <text:list-item>
                <text:p>Also, one can directly access the repository by typing the link (after git clone in the example above) <text:s/>in the web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1.541cm" svg:x="1.4cm" svg:y="0.237cm" presentation:class="title" presentation:user-transformed="true">
          <draw:text-box>
            <text:p><text:span text:style-name="T9">SCP</text:span></text:p>
          </draw:text-box>
        </draw:frame>
        <draw:frame draw:style-name="gr2" draw:text-style-name="P5" draw:layer="layout" svg:width="27.178cm" svg:height="18.486cm" svg:x="0.508cm" svg:y="2.326cm">
          <draw:text-box>
            <text:list text:style-name="L1">
              <text:list-item>
                <text:p>It’s like “cp” command that you would use to copy files from one location to another within your local machine [be careful about the spaces etc]</text:p>
                <text:p/>
                <text:p><text:span text:style-name="T10">term&gt; cp $FROM $TO</text:span></text:p>
                <text:p/>
              </text:list-item>
              <text:list-item>
                <text:p>Google search for standard linux/unix commands, such as, <text:span text:style-name="T11">ls, cp, cd, mkdir, <text:s text:c="4"/>ls -ltr, rsync, rm, rm -r, rm -rf, pwd, cp -r, scp, scp -r</text:span></text:p>
                <text:p/>
              </text:list-item>
              <text:list-item>
                <text:p>To copy files/folders from one machine to another machine, which could be the cluster or your second laptop/desktop, one can use “cp” over “ssh”, i.e., “scp”.</text:p>
                <text:p/>
              </text:list-item>
              <text:list-item>
                <text:p>Basic format is still same as “cp”:</text:p>
                <text:p/>
                <text:p><text:span text:style-name="T11">term&gt; scp $FROM_OTHER_OR_THIS $TO_HERE_OR_THERE</text:span></text:p>
                <text:p/>
              </text:list-item>
              <text:list-item>
                <text:p>Example: copy a file “/home/user/test.txt” from your laptop to iucaa1 user at hpc:</text:p>
                <text:p/>
                <text:p><text:span text:style-name="T11">term&gt; scp /home/user/test.txt </text:span><text:span text:style-name="T11"><text:a xlink:href="mailto:iucaa1@172.16.139.201" xlink:type="simple">iucaa1@172.16.139.201</text:a></text:span><text:span text:style-name="T11">:/home/iucaa1/.</text:span></text:p>
                <text:p/>
              </text:list-item>
              <text:list-item>
                <text:p>From hpc to your laptop:</text:p>
                <text:p/>
                <text:p><text:span text:style-name="T11">term&gt; scp </text:span><text:span text:style-name="T11"><text:a xlink:href="mailto:iucaa1@172.16.139.201" xlink:type="simple">iucaa1@172.16.139.201</text:a></text:span><text:span text:style-name="T11">:/home/iucaa1/test.txt /home/user/.</text:span></text:p>
                <text:p/>
              </text:list-item>
              <text:list-item>
                <text:p>To transfer/copy folders, use “scp -r” , i.e., recursivel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3" draw:layer="layout" svg:width="25.199cm" svg:height="1.995cm" svg:x="1.4cm" svg:y="0.237cm" presentation:class="title" presentation:user-transformed="true">
          <draw:text-box>
            <text:p><text:span text:style-name="T6">Load modules</text:span></text:p>
          </draw:text-box>
        </draw:frame>
        <draw:frame draw:style-name="gr3" draw:text-style-name="P5" draw:layer="layout" svg:width="25.4cm" svg:height="18.201cm" svg:x="1.27cm" svg:y="2.156cm">
          <draw:text-box>
            <text:list text:style-name="L1">
              <text:list-item>
                <text:p>In the cluster, type in the terminal:</text:p>
                <text:p/>
                <text:p><text:span text:style-name="T11">term&gt; module avail</text:span></text:p>
                <text:p/>
                <text:p><text:span text:style-name="T12">(lists various packages, e.g, anaconda/python etc, that are available on the hpc cluster, but are not in your path by default)</text:span></text:p>
                <text:p/>
              </text:list-item>
              <text:list-item>
                <text:p>To use these packages, type, e.g.,:</text:p>
                <text:p/>
                <text:p><text:span text:style-name="T11">term&gt; module load anaconda3</text:span></text:p>
                <text:p/>
                <text:p><text:span text:style-name="T12">(this loads it only for that particular session, so one has to repeat above command every time one logs in. To avoid this, add this to your .bashrc file)</text:span></text:p>
                <text:p/>
              </text:list-item>
              <text:list-item>
                <text:p>Open .bashrc in your home folder (e.g., /home/iucaa1 for iucaa1 user) using your favorite editor (e.g., vi/vim/emacs/nano etc):</text:p>
                <text:p/>
                <text:p><text:span text:style-name="T11">term&gt; vi ~/.bashrc</text:span></text:p>
                <text:p><text:span text:style-name="T11"/></text:p>
                <text:p><text:span text:style-name="T12">this open the file in which add a line (press “i” on your keyboard to insert text etc in the file opened by “vi” ; “~/” in the front allows you to open this file from anywhere in hpc):</text:span></text:p>
                <text:p><text:span text:style-name="T12">module load anaconda3</text:span></text:p>
                <text:p/>
              </text:list-item>
              <text:list-item>
                <text:p>You can load as many modules as possible (available from step 1 above) by simply</text:p>
                <text:p>adding “module load module1 module2” etc in .bashr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3" draw:layer="layout" svg:width="25.199cm" svg:height="1.895cm" svg:x="1.4cm" svg:y="0.237cm" presentation:class="title" presentation:user-transformed="true">
          <draw:text-box>
            <text:p><text:span text:style-name="T6">qsub</text:span></text:p>
          </draw:text-box>
        </draw:frame>
        <draw:frame draw:style-name="gr4" draw:text-style-name="P6" draw:layer="layout" svg:width="26.162cm" svg:height="17.194cm" svg:x="1.016cm" svg:y="3.126cm">
          <draw:text-box>
            <text:list text:style-name="L1">
              <text:list-item>
                <text:p>Now, recall our discussions in the class</text:p>
                <text:p/>
              </text:list-item>
              <text:list-item>
                <text:p>Never run your codes on login/master node</text:p>
                <text:p/>
              </text:list-item>
              <text:list-item>
                <text:p>Get in the compute node interactively by typing:</text:p>
                <text:p/>
                <text:p><text:span text:style-name="T10">term&gt; qsub -I</text:span></text:p>
                <text:p/>
                <text:p><text:span text:style-name="T12">gives you by default one core in a compute node. You must type “exit” explicitly after you are done with your jobs. Better to specify walltime, ncpus, etc as:</text:span></text:p>
                <text:p/>
                <text:p><text:span text:style-name="T10">term&gt; qsub -I -l select=1:ncpus=4 -l walltime=00:05:00</text:span></text:p>
                <text:p/>
                <text:p><text:span text:style-name="T12">gives you a session with four processors on a compute node for 5 minutes, after which the session will be automatically terminated by the PBS job scheduler that is installed in the hpc</text:span></text:p>
                <text:p/>
                <text:p/>
                <text:p/>
              </text:list-item>
              <text:list-item>
                <text:p>Aliases: google to know more about adding aliases to your .bashrc file; examples</text:p>
                <text:p/>
                <text:p><text:span text:style-name="T11">alias js = “qstat -u iucaa1”</text:span></text:p>
                <text:p><text:span text:style-name="T11">alias hpcin = “ssh -X </text:span><text:span text:style-name="T11"><text:a xlink:href="mailto:iucaa1@172.16.139.201" xlink:type="simple">iucaa1@172.16.139.201</text:a></text:span></text:p>
                <text:p><text:span text:style-name="T11"/></text:p>
              </text:list-item>
              <text:list-item>
                <text:p><text:span text:style-name="T11">term&gt; source ~/.bashr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3" draw:layer="layout" svg:width="25.199cm" svg:height="1.822cm" svg:x="1.4cm" svg:y="0.158cm" presentation:class="title" presentation:user-transformed="true">
          <draw:text-box>
            <text:p><text:span text:style-name="T6">PBS job script</text:span></text:p>
          </draw:text-box>
        </draw:frame>
        <draw:frame draw:style-name="gr5" draw:text-style-name="P5" draw:layer="layout" svg:width="0.502cm" svg:height="1.187cm" svg:x="5.342cm" svg:y="6.803cm">
          <draw:text-box>
            <text:p/>
          </draw:text-box>
        </draw:frame>
        <draw:frame draw:style-name="gr6" draw:text-style-name="P7" draw:layer="layout" svg:width="22.722cm" svg:height="13.738cm" svg:x="2.678cm" svg:y="4.042cm">
          <draw:text-box>
            <text:p><text:span text:style-name="T11">#!/bin/bash</text:span></text:p>
            <text:p><text:span text:style-name="T11"/></text:p>
            <text:p><text:span text:style-name="T11">#PBS -l walltime=00:05:00</text:span></text:p>
            <text:p><text:span text:style-name="T11">#PBS -l select=1:ncpus=4</text:span></text:p>
            <text:p><text:span text:style-name="T11">#PBS -N test</text:span></text:p>
            <text:p><text:span text:style-name="T11">#PBS -k oe</text:span></text:p>
            <text:p><text:span text:style-name="T11">cd $PBS_O_WORKDIR</text:span></text:p>
            <text:p><text:span text:style-name="T11"/></text:p>
            <text:p><text:span text:style-name="T11">### THIS LINE IS A COMMENT</text:span></text:p>
            <text:p><text:span text:style-name="T11">### LOAD MODULES ETC AS BELOW, BUT THIS MAY BE OPTIONAL</text:span></text:p>
            <text:p><text:span text:style-name="T11">module load gcc openmpi-3.0.0 anaconda3</text:span></text:p>
            <text:p><text:span text:style-name="T11"/></text:p>
            <text:p><text:span text:style-name="T11">python $YOUR_PYTHON_CODE</text:span></text:p>
            <text:p><text:span text:style-name="T11"/></text:p>
            <text:p><text:span text:style-name="T11">### example: python pool.py</text:span></text:p>
            <text:p><text:span text:style-name="T11"/></text:p>
            <text:p><text:span text:style-name="T11">### play with such script for, say, your fortran, c code</text:span></text:p>
            <text:p><text:span text:style-name="T11">### google for sample PBS job submission scripts etc</text:span></text:p>
          </draw:text-box>
        </draw:frame>
        <draw:frame draw:style-name="gr7" draw:text-style-name="P5" draw:layer="layout" svg:width="21.343cm" svg:height="1.724cm" svg:x="2.794cm" svg:y="2.31cm">
          <draw:text-box>
            <text:p>- Open a file using editor, say, vi as: <text:span text:style-name="T11">vi PBS_JOB_SUBMISSION_SCRIPT</text:span></text:p>
            <text:p>- Call this file anything you like, and add text such as following in this file</text:p>
          </draw:text-box>
        </draw:frame>
        <draw:frame draw:style-name="gr8" draw:text-style-name="P5" draw:layer="layout" svg:width="20.687cm" svg:height="2.435cm" svg:x="2.894cm" svg:y="18.311cm">
          <draw:text-box>
            <text:p>- Submit this from the login node itself as:</text:p>
            <text:p/>
            <text:p><text:tab/><text:tab/><text:span text:style-name="T11">term&gt; qsub PBS_JOB_SUBMISSION_SCRIP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5-24T09:52:23.244883281</meta:creation-date>
    <dc:date>2024-05-25T00:09:52.877059256</dc:date>
    <meta:editing-duration>PT22M25S</meta:editing-duration>
    <meta:editing-cycles>9</meta:editing-cycles>
    <meta:generator>LibreOffice/5.1.6.2$Linux_X86_64 LibreOffice_project/10m0$Build-2</meta:generator>
    <meta:document-statistic meta:object-count="47"/>
  </office:meta>
</office:document-meta>
</file>